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RubyScriptTemplateTests.render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riptTemplatingConfiguration.jRuby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RubyScriptTemplateTests.createViewWithUrl( String view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RubyScriptTemplateTests.renderViewWithModel( String viewUrl , Map &lt; String , Object &gt;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